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1e5ad7" officeooo:paragraph-rsid="001e5ad7"/>
    </style:style>
    <style:style style:name="P2" style:family="paragraph" style:parent-style-name="Text_20_body">
      <style:text-properties officeooo:rsid="001c797e" officeooo:paragraph-rsid="001c797e"/>
    </style:style>
    <style:style style:name="P3" style:family="paragraph" style:parent-style-name="Text_20_body" style:list-style-name="L1">
      <style:text-properties officeooo:rsid="001c797e" officeooo:paragraph-rsid="001c797e"/>
    </style:style>
    <style:style style:name="P4" style:family="paragraph" style:parent-style-name="Text_20_body" style:list-style-name="L1">
      <style:text-properties officeooo:rsid="001cd4d7" officeooo:paragraph-rsid="001cd4d7"/>
    </style:style>
    <style:style style:name="P5" style:family="paragraph" style:parent-style-name="Text_20_body">
      <style:text-properties officeooo:rsid="001cd4d7" officeooo:paragraph-rsid="001cd4d7"/>
    </style:style>
    <style:style style:name="P6" style:family="paragraph" style:parent-style-name="Text_20_body" style:list-style-name="L2">
      <style:text-properties officeooo:rsid="001cd4d7" officeooo:paragraph-rsid="001cd4d7"/>
    </style:style>
    <style:style style:name="P7" style:family="paragraph" style:parent-style-name="Text_20_body">
      <style:text-properties officeooo:paragraph-rsid="001cd4d7"/>
    </style:style>
    <style:style style:name="P8" style:family="paragraph" style:parent-style-name="Text_20_body" style:list-style-name="L2">
      <style:text-properties officeooo:rsid="001da5e4" officeooo:paragraph-rsid="001da5e4"/>
    </style:style>
    <style:style style:name="P9" style:family="paragraph" style:parent-style-name="Heading_20_1">
      <style:text-properties officeooo:rsid="001c797e" officeooo:paragraph-rsid="001c797e"/>
    </style:style>
    <style:style style:name="P10" style:family="paragraph" style:parent-style-name="Heading_20_1">
      <style:text-properties officeooo:rsid="001cd4d7" officeooo:paragraph-rsid="001cd4d7"/>
    </style:style>
    <style:style style:name="P11" style:family="paragraph" style:parent-style-name="Footer">
      <style:paragraph-properties fo:text-align="end" style:justify-single-word="false"/>
    </style:style>
    <style:style style:name="T1" style:family="text">
      <style:text-properties officeooo:rsid="001da5e4"/>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quetación del proyecto</text:p>
      <text:p text:style-name="P2"/>
      <text:h text:style-name="Heading_20_1" text:outline-level="1">Análisis.</text:h>
      <text:p text:style-name="P2">Página web para una pequeña tienda de barrio que quiere llegar un poco mas lejos de la zona donde está el local del negocio. Para ello nos ha pedido una página web donde poder enseñar los productos que vende así como hacer nuevas publicaciones con las novedades que reciba.</text:p>
      <text:p text:style-name="P2">Para ellos prepararemos una página web con un menú superior por el que poder navegar. La página de publicaciones tendrá las noticias con un título, foto del producto y un pequeño texto introductorio. Si pulsamos en el título entraremos a la noticia, que se abrirá en otra pestaña, donde encontraremos la noticia completa así como foto(s) y video(s). La página con las publicaciones será un scroll que pulsando sobre un botón nos cargará una noticia más hasta llegar a la última.</text:p>
      <text:p text:style-name="P2"/>
      <text:h text:style-name="P9" text:outline-level="1">Especificaciones del cliente.</text:h>
      <text:list xml:id="list580062131" text:style-name="L1">
        <text:list-item>
          <text:p text:style-name="P3">Hay que dejar un espacio a la derecha de la pantalla para publicidad, unos 300 pixels.</text:p>
        </text:list-item>
        <text:list-item>
          <text:p text:style-name="P3">Para dispositivos móviles, la publicidad irá fija en la parte inferior o superior, 90 pixels.</text:p>
        </text:list-item>
        <text:list-item>
          <text:p text:style-name="P3">Los datos de los que disponemos son: Título, imagen, descripción, fecha y hora.</text:p>
        </text:list-item>
        <text:list-item>
          <text:p text:style-name="P4">Todas las noticias tienen que tener el mismo formato.</text:p>
        </text:list-item>
      </text:list>
      <text:p text:style-name="P5"/>
      <text:h text:style-name="P10" text:outline-level="1">Entregas.</text:h>
      <text:p text:style-name="P7"/>
      <text:list xml:id="list595904399" text:style-name="L2">
        <text:list-item>
          <text:p text:style-name="P6">Día 7 de Mayo → Documentación con las ideas del proyecto y montar estructura HTML básica.</text:p>
        </text:list-item>
        <text:list-item>
          <text:p text:style-name="P6">Día 14 de Mayo → Escribimos las primeras 3 noticias precargadas en el archivo HTML y preparamos la estructura del JSON para las demás noticias.</text:p>
        </text:list-item>
        <text:list-item>
          <text:p text:style-name="P6">Día 21 de Mayo → Llenamos el JSON con las 4 noticias restantes, el archivo javascript ya lee el JSON y <text:span text:style-name="T1">muestra las noticias, pero mal estructuradas.</text:span></text:p>
        </text:list-item>
        <text:list-item>
          <text:p text:style-name="P8">Día 28 de Mayo →Javascript y JSON listos y funcionando, preparamos el CSS.</text:p>
        </text:list-item>
        <text:list-item>
          <text:p text:style-name="P8"><text:span text:style-name="T2">Día 4 de Mayo → Entrega del proyecto.</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1e5ad7" officeooo:paragraph-rsid="001e5ad7"/>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ndrés Rivas García<text:tab/><text:tab/>Lenguaje de Marcas DAW-DUAL</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2T16:05:35.380000000</meta:creation-date>
    <dc:date>2018-06-02T16:36:13.104000000</dc:date>
    <meta:editing-duration>PT4M6S</meta:editing-duration>
    <meta:editing-cycles>2</meta:editing-cycles>
    <meta:generator>LibreOffice/5.4.2.2$Windows_x86 LibreOffice_project/22b09f6418e8c2d508a9eaf86b2399209b0990f4</meta:generator>
    <meta:document-statistic meta:table-count="0" meta:image-count="0" meta:object-count="0" meta:page-count="1" meta:paragraph-count="17" meta:word-count="297" meta:character-count="1687" meta:non-whitespace-character-count="1415"/>
  </office:meta>
</office:document-meta>
</file>